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cb6e2" officeooo:paragraph-rsid="001cb6e2" style:font-size-asian="14pt" style:font-name-complex="FreeSerif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d085d" officeooo:paragraph-rsid="001d085d" style:font-size-asian="14pt" style:font-name-complex="FreeSerif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d65c7" officeooo:paragraph-rsid="001d65c7" style:font-size-asian="14pt" style:font-name-complex="FreeSerif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officeooo:rsid="001e8bcc" officeooo:paragraph-rsid="001e8bcc" style:font-size-asian="14pt" style:font-name-complex="FreeSerif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re functions در جلسه ی ۱۰۶ اموزش اندرو تدریس می شوند. </text:p>
      <text:p text:style-name="P1"/>
      <text:p text:style-name="P2">اگر ورودی یکسانی به ان بدهیم خروجی هم همیشه یکسان خواهد بود.</text:p>
      <text:p text:style-name="P2"/>
      <text:p text:style-name="P2"/>
      <text:p text:style-name="P3">مقداری که باز می گرداند به یک متغیز بیرونی وابسته نیست و همچنین مقدار هیچ متغیر بیرونی را تغییر نمی دهد.</text:p>
      <text:p text:style-name="P3"/>
      <text:p text:style-name="P3"/>
      <text:p text:style-name="P4">Promise یا call back درون ان ها انچام نمی گیرد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10-21T04:25:28.619979238</dc:date>
    <meta:editing-duration>PT2H35M57S</meta:editing-duration>
    <meta:editing-cycles>9</meta:editing-cycles>
    <meta:document-statistic meta:table-count="0" meta:image-count="0" meta:object-count="0" meta:page-count="1" meta:paragraph-count="4" meta:word-count="54" meta:character-count="267" meta:non-whitespace-character-count="216"/>
  </office:meta>
</office:document-meta>
</file>